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9.73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5.37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2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3">
          <table:table-cell office:value-type="string">
            <text:p>Номенклатура для улучшенной версии принтера SibRap</text:p>
          </table:table-cell>
          <table:table-cell table:style-name="ce1" table:number-columns-repeated="2"/>
          <table:table-cell table:style-name="ce1" office:value-type="string">
            <text:p>не считая стоимости доставки</text:p>
          </table:table-cell>
          <table:table-cell/>
          <table:table-cell table:style-name="ce1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№</text:p>
          </table:table-cell>
          <table:table-cell table:style-name="ce1" office:value-type="string">
            <text:p>Наименование</text:p>
          </table:table-cell>
          <table:table-cell table:style-name="ce1" office:value-type="string">
            <text:p>Кол-во</text:p>
          </table:table-cell>
          <table:table-cell table:style-name="ce1" office:value-type="string">
            <text:p>Цена за 1 шт/1 м</text:p>
          </table:table-cell>
          <table:table-cell table:style-name="ce1" office:value-type="string">
            <text:p>Итого</text:p>
          </table:table-cell>
          <table:table-cell table:style-name="ce1" office:value-type="string">
            <text:p>Примечание</text:p>
          </table:table-cell>
          <table:table-cell table:style-name="ce1" office:value-type="string">
            <text:p>Где взять</text:p>
          </table:table-cell>
          <table:table-cell table:style-name="ce1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Шкивы GT2 или T2,5 под вал 5 мм, кол-во зубов неважно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string">
            <text:p>оси X,Y</text:p>
          </table:table-cell>
          <table:table-cell office:value-type="string">
            <text:p>http://shop.lab3dprint.ru/catalog/furniture/65/1460/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Ремень полиуретановый с металлокордом GT2 или T2,5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string">
            <text:p>оси X,Y</text:p>
          </table:table-cell>
          <table:table-cell office:value-type="string">
            <text:p>http://shop.lab3dprint.ru/catalog/furniture/120/1459/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ШВП 8 мм модель JF, шаг резьбы 2 мм</text:p>
          </table:table-cell>
          <table:table-cell office:value-type="float" office:value="2">
            <text:p>2</text:p>
          </table:table-cell>
          <table:table-cell office:value-type="float" office:value="6000">
            <text:p>6000</text:p>
          </table:table-cell>
          <table:table-cell office:value-type="float" office:value="12000">
            <text:p>12000</text:p>
          </table:table-cell>
          <table:table-cell office:value-type="string">
            <text:p>ось Z под 2 двигателя</text:p>
          </table:table-cell>
          <table:table-cell office:value-type="string">
            <text:p>http://inautomatic.ru/?shvp_model_jf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Комплект электроники</text:p>
          </table:table-cell>
          <table:table-cell office:value-type="float" office:value="1">
            <text:p>1</text:p>
          </table:table-cell>
          <table:table-cell table:number-columns-repeated="2" office:value-type="float" office:value="4000">
            <text:p>4000</text:p>
          </table:table-cell>
          <table:table-cell office:value-type="string">
            <text:p>RAMPS+4StepStick+FreeDuino</text:p>
          </table:table-cell>
          <table:table-cell office:value-type="string">
            <text:p>devicter.ru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Правильные шестерни: малая 10 зубов 18 мм толщина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office:value-type="string">
            <text:p>из оргстекла как можно точнее</text:p>
          </table:table-cell>
          <table:table-cell office:value-type="string">
            <text:p>лазерная резка</text:p>
          </table:table-cell>
          <table:table-cell/>
          <table:table-cell office:value-type="string">
            <text:p>закончить чертеж 10-43gears.svg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Правильные шестерни: большая 43 зуба 8 мм толщина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office:value-type="string">
            <text:p>из оргстекла как можно точнее</text:p>
          </table:table-cell>
          <table:table-cell office:value-type="string">
            <text:p>лазерная резка</text:p>
          </table:table-cell>
          <table:table-cell/>
          <table:table-cell office:value-type="string">
            <text:p>закончить чертеж 10-43gears.svg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Answer </meta:initial-creator>
    <meta:creation-date>2013-08-17T21:51:26</meta:creation-date>
    <dc:date>2013-08-20T00:32:21</dc:date>
    <dc:creator>AndrewAnswer </dc:creator>
    <meta:editing-duration>PT45M28S</meta:editing-duration>
    <meta:editing-cycles>12</meta:editing-cycles>
    <meta:generator>LibreOffice/3.5$Linux_X86_64 LibreOffice_project/350m1$Build-2</meta:generator>
    <meta:document-statistic meta:table-count="3" meta:cell-count="54" meta:object-count="0"/>
  </office:meta>
</office:document-meta>
</file>